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9.4236in" table:align="left"/>
    </style:style>
    <style:style style:name="Table2.A" style:family="table-column">
      <style:table-column-properties style:column-width="0.4097in"/>
    </style:style>
    <style:style style:name="Table2.B" style:family="table-column">
      <style:table-column-properties style:column-width="2.5139in"/>
    </style:style>
    <style:style style:name="Table2.C" style:family="table-column">
      <style:table-column-properties style:column-width="0.6667in"/>
    </style:style>
    <style:style style:name="Table2.D" style:family="table-column">
      <style:table-column-properties style:column-width="0.7014in"/>
    </style:style>
    <style:style style:name="Table2.E" style:family="table-column">
      <style:table-column-properties style:column-width="0.7431in"/>
    </style:style>
    <style:style style:name="Table2.F" style:family="table-column">
      <style:table-column-properties style:column-width="0.7778in"/>
    </style:style>
    <style:style style:name="Table2.G" style:family="table-column">
      <style:table-column-properties style:column-width="0.7153in"/>
    </style:style>
    <style:style style:name="Table2.H" style:family="table-column">
      <style:table-column-properties style:column-width="0.7083in"/>
    </style:style>
    <style:style style:name="Table2.K" style:family="table-column">
      <style:table-column-properties style:column-width="0.7292in"/>
    </style:style>
    <style:style style:name="Table2.1" style:family="table-row">
      <style:table-row-properties style:min-row-height="0.2708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K1" style:family="table-cell">
      <style:table-cell-properties style:vertical-align="middle" fo:padding="0.0382in" fo:border="0.0007in solid #000000"/>
    </style:style>
    <style:style style:name="Table2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" style:family="table">
      <style:table-properties style:width="9.4257in" fo:margin-left="0in" fo:margin-right="-0.0007in" table:align="margins"/>
    </style:style>
    <style:style style:name="Table1.A" style:family="table-column">
      <style:table-column-properties style:column-width="0.4097in" style:rel-column-width="590*"/>
    </style:style>
    <style:style style:name="Table1.B" style:family="table-column">
      <style:table-column-properties style:column-width="2.5139in" style:rel-column-width="3620*"/>
    </style:style>
    <style:style style:name="Table1.C" style:family="table-column">
      <style:table-column-properties style:column-width="0.6667in" style:rel-column-width="960*"/>
    </style:style>
    <style:style style:name="Table1.D" style:family="table-column">
      <style:table-column-properties style:column-width="0.7014in" style:rel-column-width="1010*"/>
    </style:style>
    <style:style style:name="Table1.E" style:family="table-column">
      <style:table-column-properties style:column-width="0.7431in" style:rel-column-width="1070*"/>
    </style:style>
    <style:style style:name="Table1.F" style:family="table-column">
      <style:table-column-properties style:column-width="0.7778in" style:rel-column-width="1120*"/>
    </style:style>
    <style:style style:name="Table1.G" style:family="table-column">
      <style:table-column-properties style:column-width="0.7153in" style:rel-column-width="1030*"/>
    </style:style>
    <style:style style:name="Table1.H" style:family="table-column">
      <style:table-column-properties style:column-width="0.7083in" style:rel-column-width="1020*"/>
    </style:style>
    <style:style style:name="Table1.K" style:family="table-column">
      <style:table-column-properties style:column-width="0.7313in" style:rel-column-width="1053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weight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font-weight="bold"/>
    </style:style>
    <style:style style:name="T3" style:family="text">
      <style:text-properties style:font-name="Times New Roman1" fo:font-size="12pt" fo:font-weight="bold" style:font-weight-asian="bold" style:font-weight-complex="bold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6786*" fo:start-indent="0in" fo:end-indent="0in"/>
          <style:column style:rel-width="6786*" fo:start-indent="0in" fo:end-indent="0in"/>
        </style:columns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<text:span text:style-name="T1">ỦY BAN NHÂN DÂN</text:span></text:p>
        <text:p text:style-name="P9"><text:span text:style-name="T1">THÀNH PHỐ HỒ CHÍ MINH</text:span></text:p>
        <text:p text:style-name="P6"><text:span text:style-name="T1">SỞ CẢNH SÁT PHÒNG CHÁY VÀ CHỮA CHÁY</text:span></text:p>
        <text:p text:style-name="P9"><text:span text:style-name="T3">CỘNG HÒA XÃ HỘI CHỦ NGHĨA VIỆT NAM</text:span><text:span text:style-name="T1"> </text:span></text:p>
        <text:p text:style-name="P7"><draw:line text:anchor-type="paragraph" draw:z-index="1" draw:style-name="gr1" draw:text-style-name="P10" svg:x1="1.3346in" svg:y1="0.3209in" svg:x2="3.3138in" svg:y2="0.3209in"><text:p/></draw:line><text:span text:style-name="T1">Độc lập – Tự do – Hạnh phúc</text:span></text:p>
      </text:section>
      <text:p text:style-name="P5"><draw:line text:anchor-type="paragraph" draw:z-index="0" draw:style-name="gr1" draw:text-style-name="P10" svg:x1="1.2071in" svg:y1="0.0209in" svg:x2="3.3252in" svg:y2="0.0209in"><text:p/></draw:line></text:p>
      <text:p text:style-name="P5"/>
      <text:p text:style-name="P5"/>
      <text:p text:style-name="P8">BẢNG THỐNG KÊ DỮ LIỆU THỤ LÝ HỒ SƠ</text:p>
      <text:p text:style-name="P4">(Tính từ ngày 30/04/2009 đến 15/05/2009)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G"/>
        <table:table-column table:style-name="Table2.E"/>
        <table:table-column table:style-name="Table2.K"/>
        <table:table-row table:style-name="Table2.1">
          <table:table-cell table:style-name="Table2.A1" table:number-rows-spanned="3" office:value-type="string">
            <text:p text:style-name="P3">STT</text:p>
          </table:table-cell>
          <table:table-cell table:style-name="Table2.A1" table:number-rows-spanned="3" office:value-type="string">
            <text:p text:style-name="P3">Tên sản phẩm</text:p>
          </table:table-cell>
          <table:table-cell table:style-name="Table2.A1" table:number-columns-spanned="8" office:value-type="string">
            <text:p text:style-name="P3">NỘI DUNG THỐNG K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rows-spanned="3" office:value-type="string">
            <text:p text:style-name="P3">Tỷ lệ hồ sơ đúng hạn</text:p>
          </table:table-cell>
        </table:table-row>
        <table:table-row>
          <table:covered-table-cell/>
          <table:covered-table-cell/>
          <table:table-cell table:style-name="Table2.C2" table:number-rows-spanned="2" office:value-type="string">
            <text:p text:style-name="P3">Tồn đầu kỳ</text:p>
          </table:table-cell>
          <table:table-cell table:style-name="Table2.C2" table:number-rows-spanned="2" office:value-type="string">
            <text:p text:style-name="P3">Hồ sơ nhận trong tháng</text:p>
          </table:table-cell>
          <table:table-cell table:style-name="Table2.C2" table:number-rows-spanned="2" office:value-type="string">
            <text:p text:style-name="P3">Tổng cộng</text:p>
          </table:table-cell>
          <table:table-cell table:style-name="Table2.C2" table:number-columns-spanned="2" office:value-type="string">
            <text:p text:style-name="P3">Số lượng hồ sơ hoàn thành</text:p>
          </table:table-cell>
          <table:covered-table-cell/>
          <table:table-cell table:style-name="Table2.C2" table:number-columns-spanned="3" office:value-type="string">
            <text:p text:style-name="P3">Số lượng hồ sơ đang thụ lý (tồn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3">Số đúng hạn</text:p>
          </table:table-cell>
          <table:table-cell table:style-name="Table2.C2" office:value-type="string">
            <text:p text:style-name="P3">Số trễ hạn</text:p>
          </table:table-cell>
          <table:table-cell table:style-name="Table2.C2" office:value-type="string">
            <text:p text:style-name="P3">Trong hạn</text:p>
          </table:table-cell>
          <table:table-cell table:style-name="Table2.C2" office:value-type="string">
            <text:p text:style-name="P3">Đã trễ hạn</text:p>
          </table:table-cell>
          <table:table-cell table:style-name="Table2.C2" office:value-type="string">
            <text:p text:style-name="P3">Chỉnh sửa, bổ sung</text:p>
          </table:table-cell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E"/>
        <table:table-column table:style-name="Table1.K"/>
        <table:table-row>
          <table:table-cell table:style-name="Table1.A1" office:value-type="string">
            <text:p text:style-name="P1"><text:script script:language="JOOScript">${baoCaoHoSoThang.stt}</text:script> <text:s text:c="6"/><text:script script:language="JOOScript">@table:table-row 
[#list baoCaoHoSoThangList as baoCaoHoSoThang] 
[#if (baoCaoHoSoThang_index % 2) = 0] 
[#-- next row contains else and ends list --] </text:script></text:p>
          </table:table-cell>
          <table:table-cell table:style-name="Table1.A1" office:value-type="string">
            <text:p text:style-name="P2"><text:script script:language="JOOScript">${baoCaoHoSoThang.tenSanPham}</text:script></text:p>
          </table:table-cell>
          <table:table-cell table:style-name="Table1.A1" office:value-type="string">
            <text:p text:style-name="P1"><text:script script:language="JOOScript">${baoCaoHoSoThang.tonDauKy}</text:script></text:p>
          </table:table-cell>
          <table:table-cell table:style-name="Table1.A1" office:value-type="string">
            <text:p text:style-name="P1"><text:script script:language="JOOScript">${baoCaoHoSoThang.hoSoNhanTrongThang}</text:script></text:p>
          </table:table-cell>
          <table:table-cell table:style-name="Table1.A1" office:value-type="string">
            <text:p text:style-name="P1"><text:script script:language="JOOScript">${baoCaoHoSoThang.tongCong}</text:script></text:p>
          </table:table-cell>
          <table:table-cell table:style-name="Table1.A1" office:value-type="string">
            <text:p text:style-name="P1"><text:script script:language="JOOScript">${baoCaoHoSoThang.soDungHan}</text:script></text:p>
          </table:table-cell>
          <table:table-cell table:style-name="Table1.A1" office:value-type="string">
            <text:p text:style-name="P1"><text:script script:language="JOOScript">${baoCaoHoSoThang.soTreHan}</text:script></text:p>
          </table:table-cell>
          <table:table-cell table:style-name="Table1.A1" office:value-type="string">
            <text:p text:style-name="P1"><text:script script:language="JOOScript">${baoCaoHoSoThang.trongHan}</text:script></text:p>
          </table:table-cell>
          <table:table-cell table:style-name="Table1.A1" office:value-type="string">
            <text:p text:style-name="P1"><text:script script:language="JOOScript">${baoCaoHoSoThang.daTreHan}</text:script></text:p>
          </table:table-cell>
          <table:table-cell table:style-name="Table1.A1" office:value-type="string">
            <text:p text:style-name="P1"><text:script script:language="JOOScript">${baoCaoHoSoThang.chinhSuaBoSung}</text:script></text:p>
          </table:table-cell>
          <table:table-cell table:style-name="Table1.K1" office:value-type="string">
            <text:p text:style-name="P1"><text:script script:language="JOOScript">${baoCaoHoSoThang.tyLeHoSoDungHan}</text:script></text:p>
          </table:table-cell>
        </table:table-row>
        <table:table-row>
          <table:table-cell table:style-name="Table1.A2" office:value-type="string">
            <text:p text:style-name="P1"><text:script script:language="JOOScript">${baoCaoHoSoThang.stt}</text:script> <text:s text:c="6"/><text:script script:language="JOOScript">@table:table-row 
[#-- continue IF started by previous row --] 
[#else] 
 
@/table:table-row 
[#-- end stuff started by previous row --] 
[/#if] 
[/#list] </text:script></text:p>
          </table:table-cell>
          <table:table-cell table:style-name="Table1.A2" office:value-type="string">
            <text:p text:style-name="P2"><text:script script:language="JOOScript">${baoCaoHoSoThang.tenSanPham}</text:script></text:p>
          </table:table-cell>
          <table:table-cell table:style-name="Table1.A2" office:value-type="string">
            <text:p text:style-name="P1"><text:script script:language="JOOScript">${baoCaoHoSoThang.tonDauKy}</text:script></text:p>
          </table:table-cell>
          <table:table-cell table:style-name="Table1.A2" office:value-type="string">
            <text:p text:style-name="P1"><text:script script:language="JOOScript">${baoCaoHoSoThang.hoSoNhanTrongThang}</text:script></text:p>
          </table:table-cell>
          <table:table-cell table:style-name="Table1.A2" office:value-type="string">
            <text:p text:style-name="P1"><text:script script:language="JOOScript">${baoCaoHoSoThang.tongCong}</text:script></text:p>
          </table:table-cell>
          <table:table-cell table:style-name="Table1.A2" office:value-type="string">
            <text:p text:style-name="P1"><text:script script:language="JOOScript">${baoCaoHoSoThang.soDungHan}</text:script></text:p>
          </table:table-cell>
          <table:table-cell table:style-name="Table1.A2" office:value-type="string">
            <text:p text:style-name="P1"><text:script script:language="JOOScript">${baoCaoHoSoThang.soTreHan}</text:script></text:p>
          </table:table-cell>
          <table:table-cell table:style-name="Table1.A2" office:value-type="string">
            <text:p text:style-name="P1"><text:script script:language="JOOScript">${baoCaoHoSoThang.trongHan}</text:script></text:p>
          </table:table-cell>
          <table:table-cell table:style-name="Table1.A2" office:value-type="string">
            <text:p text:style-name="P1"><text:script script:language="JOOScript">${baoCaoHoSoThang.daTreHan}</text:script></text:p>
          </table:table-cell>
          <table:table-cell table:style-name="Table1.A2" office:value-type="string">
            <text:p text:style-name="P1"><text:script script:language="JOOScript">${baoCaoHoSoThang.chinhSuaBoSung}</text:script></text:p>
          </table:table-cell>
          <table:table-cell table:style-name="Table1.K2" office:value-type="string">
            <text:p text:style-name="P1"><text:script script:language="JOOScript">${baoCaoHoSoThang.tyLeHoSoDungHan}</text:scrip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14T10:48:43.50</dc:date>
    <meta:editing-duration>PT00H30M41S</meta:editing-duration>
    <meta:editing-cycles>13</meta:editing-cycles>
    <meta:generator>OpenOffice.org/3.0$Win32 OpenOffice.org_project/300m9$Build-9358</meta:generator>
    <meta:document-statistic meta:table-count="2" meta:image-count="0" meta:object-count="0" meta:page-count="1" meta:paragraph-count="43" meta:word-count="101" meta:character-count="530"/>
  </office:meta>
</office:document-meta>
</file>